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Segoe UI Light" svg:font-family="'Segoe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Table_20_Contents">
      <style:paragraph-properties fo:text-align="center" style:justify-single-word="false"/>
      <style:text-properties fo:font-size="12pt" style:font-size-asian="12pt" style:font-size-complex="12pt"/>
    </style:style>
    <style:style style:name="P3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3pt" style:font-size-asian="13pt" style:font-size-complex="13pt"/>
    </style:style>
    <style:style style:name="P39"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41"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fo:color="#000000" style:text-line-through-style="none" fo:font-style="normal" style:text-underline-style="none" style:text-blinking="false"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Manuel du Joueur</text:p>
      <text:p text:style-name="P28">(création personnage, règles du jeu, ...)</text:p>
      <text:p text:style-name="P2"/>
      <text:p text:style-name="P28"/>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text:tab/>Pour les joueurs, il faut savoir qu'ici, il n'y a pas de classe définie ! Laissez juste exprimer votre imagination ! Et n'hésitez surtout pas à demander des conseils, à votre Maître du Jeu. Bonne découverte !!!</text:p>
      <text:p text:style-name="P10"/>
      <text:p text:style-name="P10"/>
      <text:p text:style-name="P41">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2"><text:s text:c="5"/>5) Pouvoir.....................................................................................................................</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5"/>
            <text:p text:style-name="P35"/>
            <text:p text:style-name="P36">3</text:p>
            <text:p text:style-name="P36">3</text:p>
            <text:p text:style-name="P35">3</text:p>
            <text:p text:style-name="P35">4</text:p>
            <text:p text:style-name="P35">4</text:p>
            <text:p text:style-name="P35">4</text:p>
            <text:p text:style-name="P35">4</text:p>
            <text:p text:style-name="P36">5</text:p>
            <text:p text:style-name="P35">5</text:p>
            <text:p text:style-name="P35">6</text:p>
            <text:p text:style-name="P36">7</text:p>
            <text:p text:style-name="P36">10</text:p>
            <text:p text:style-name="P35">10</text:p>
            <text:p text:style-name="P35">11</text:p>
            <text:p text:style-name="P35">11</text:p>
            <text:p text:style-name="P35">16</text:p>
            <text:p text:style-name="P36">18</text:p>
            <text:p text:style-name="P36"/>
            <text:p text:style-name="P37"/>
            <text:p text:style-name="P36"/>
            <text:p text:style-name="P36">19</text:p>
            <text:p text:style-name="P37">19</text:p>
            <text:p text:style-name="P37">19</text:p>
            <text:p text:style-name="P37">20</text:p>
            <text:p text:style-name="P37">20</text:p>
            <text:p text:style-name="P36">21</text:p>
            <text:p text:style-name="P35">21</text:p>
            <text:p text:style-name="P35">21</text:p>
            <text:p text:style-name="P35">21</text:p>
            <text:p text:style-name="P36">22</text:p>
            <text:p text:style-name="P35">22</text:p>
            <text:p text:style-name="P35">22</text:p>
            <text:p text:style-name="P35">23</text:p>
            <text:p text:style-name="P35">25</text:p>
            <text:p text:style-name="P35"/>
            <text:p text:style-name="P37"/>
            <text:p text:style-name="P37"/>
            <text:p text:style-name="P36">26</text:p>
            <text:p text:style-name="P36">28</text:p>
            <text:p text:style-name="P36">29</text:p>
            <text:p text:style-name="P36">31</text:p>
            <text:p text:style-name="P36">36</text:p>
            <text:p text:style-name="P36">38</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9 points supplémentaires</text:span>, pour un total donc de 14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text:tab/><text:span text:style-name="T1">Les dégâts temporaires</text:span></text:p>
      <text:p text:style-name="P17">Ce sont les dégâts qui n’ont que peu de chances d’être mortelles pour le personnage. Un coup de poing dans l’estomac, de la fatigue très prononcée ou le fait de trébucher et de s’étaler de tout son long sont des exemples de sources de dégâts temporaires. Le nombre de points de dégâts de ce type est noté à côté du total de Santé actuel du personnage.</text:p>
      <text:p text:style-name="P17"><text:span text:style-name="T4">Ces dégâts ne sont pas un problème tant que leur nombre est inférieur au total de Santé actuel.</text:span> Mais dès qu’un personnage a subi autant de dégâts temporaires qu’il a de Santé, il sombre dans l’inconscience. Il est ainsi possible de tuer quelqu’un avec de tels dégâts, à force d’acharnement.</text:p>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text:tab/><text:span text:style-name="T1">Récupération</text:span></text:p>
      <text:p text:style-name="P17">La perte de Santé n’est pas irrémédiable, et chaque type de dégât peut se soigner.</text:p>
      <text:p text:style-name="P17"><text:span text:style-name="T4">Les dégâts temporaires disparaissent au rythme d’un par tranche de 30 minutes écoulées et 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
      <text:p text:style-name="P17"/>
      <text:p text:style-name="P17"><text:soft-page-break/></text:p>
      <text:p text:style-name="P17">Les dégâts critiques sont plus ennuyeux.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létal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Note : Ces règles peuvent aussi servir pour les poisons. Certaines maladies ne se contentent pas de diminuer une fois les caractéristiques du personnage, mais les font chuter chaque fois que le test de Vigueur de ce dernier est un échec. Celles-ci peuvent être fatales.</text:p>
      <text:p text:style-name="P17"/>
      <text:p text:style-name="P17"><text:tab/><text:span text:style-name="T1">Source de dommages (chutes)</text:span></text:p>
      <text:p text:style-name="P17">Les chutes infligent 1D6 de dégâts temporaires tous les 2m de chute, sans égard pour la Défense du personnage, jusqu’à un maximum de 15D6 dégâts (30 mètres et plus). Ainsi, un personnage chutant de 20m de haut subira 10D6 points de dégâts, et un excès de dégâts temporaires les transforme en dégâts létaux.</text:p>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mais infligent des dégâts létaux. Un feu de camp pourra infliger 1D3 dégâts létaux, tandis qu’une fournaise pourra en infliger 3D6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Faites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ext:p text:style-name="P17"/>
      <text:p text:style-name="P12"><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8">Unique</text:p>
          </table:table-cell>
          <table:table-cell table:style-name="Tableau5.A2" office:value-type="string">
            <text:p text:style-name="P38">Extrême</text:p>
          </table:table-cell>
          <table:table-cell table:style-name="Tableau5.D2" office:value-type="float" office:value="5">
            <text:p text:style-name="P38">5</text:p>
          </table:table-cell>
        </table:table-row>
        <table:table-row>
          <table:table-cell table:style-name="Tableau5.A2" office:value-type="string">
            <text:p text:style-name="P38">A</text:p>
          </table:table-cell>
          <table:table-cell table:style-name="Tableau5.A2" office:value-type="string">
            <text:p text:style-name="P38">Rare</text:p>
          </table:table-cell>
          <table:table-cell table:style-name="Tableau5.A2" office:value-type="string">
            <text:p text:style-name="P38">Forte</text:p>
          </table:table-cell>
          <table:table-cell table:style-name="Tableau5.D2" office:value-type="float" office:value="3">
            <text:p text:style-name="P38">3</text:p>
          </table:table-cell>
        </table:table-row>
        <table:table-row>
          <table:table-cell table:style-name="Tableau5.A2" office:value-type="string">
            <text:p text:style-name="P16">B</text:p>
          </table:table-cell>
          <table:table-cell table:style-name="Tableau5.A2" office:value-type="string">
            <text:p text:style-name="P38">Peu rare</text:p>
          </table:table-cell>
          <table:table-cell table:style-name="Tableau5.A2" office:value-type="string">
            <text:p text:style-name="P38">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8">Commune</text:p>
          </table:table-cell>
          <table:table-cell table:style-name="Tableau5.A2" office:value-type="string">
            <text:p text:style-name="P38">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8">Très commune</text:p>
          </table:table-cell>
          <table:table-cell table:style-name="Tableau5.A2" office:value-type="string">
            <text:p text:style-name="P38">Nulle</text:p>
          </table:table-cell>
          <table:table-cell table:style-name="Tableau5.D2" office:value-type="float" office:value="0">
            <text:p text:style-name="P16">0</text:p>
          </table:table-cell>
        </table:table-row>
      </table:table>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ourront avoir et leur rang. Leur personnage pourra alors avoir au début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17"><text:tab/>Note : Si les personnages tentent d'utiliser le pouvoir en dépit de cette restriction, ils tomberont dans un coma profond, voire même la mort.</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text:tab/>Note : La quantité d’Énergie Vitale ainsi que les bonus de compétences sont à reporter sur la fiche de personnage.</text:p>
      <text:p text:style-name="P6"/>
      <text:p text:style-name="P6"/>
      <text:p text:style-name="P6"/>
      <text:p text:style-name="P17"/>
      <text:p text:style-name="P17"><text:soft-page-break/></text:p>
      <text:p text:style-name="P6"><text:tab/><text:span text:style-name="T2">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6">Avantage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
      <text:p text:style-name="P6"><text:soft-page-break/></text:p>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text:soft-page-break/></text:p>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8">10</text:p>
          </table:table-cell>
          <table:table-cell table:style-name="Tableau6.C2" office:value-type="float" office:value="3">
            <text:p text:style-name="P38">3</text:p>
          </table:table-cell>
        </table:table-row>
        <table:table-row>
          <table:table-cell table:style-name="Tableau6.A2" office:value-type="string">
            <text:p text:style-name="P38">A</text:p>
          </table:table-cell>
          <table:table-cell table:style-name="Tableau6.B2" office:value-type="float" office:value="5">
            <text:p text:style-name="P38">5</text:p>
          </table:table-cell>
          <table:table-cell table:style-name="Tableau6.C2" office:value-type="float" office:value="2">
            <text:p text:style-name="P38">2</text:p>
          </table:table-cell>
        </table:table-row>
        <table:table-row>
          <table:table-cell table:style-name="Tableau6.A2" office:value-type="string">
            <text:p text:style-name="P16">B</text:p>
          </table:table-cell>
          <table:table-cell table:style-name="Tableau6.B2" office:value-type="float" office:value="3">
            <text:p text:style-name="P38">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8">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8">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text:soft-page-break/></text:p>
      <text:p text:style-name="P17">Au-delà de 6 points achetés, les points suivants se payent double. Il vous faut donc débourser 2 de vos points de création pour passer le modificateur d’une compétence de +6 à +7, et ainsi de suite.</text:p>
      <text:p text:style-name="P17">Note : De base, toutes les compétences sont à 0 point par défaut (sans compter le bonus aux compétences dû aux races). Et aucun score de compétence ne peut dépasser +10.</text:p>
      <text:p text:style-name="P17"/>
      <text:p text:style-name="P17"><text:tab/><text:span text:style-name="T1">Spécialités</text:span></text:p>
      <text:p text:style-name="P17">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Vous pouvez acheter plusieurs Spécialités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
      <text:p text:style-name="P21"><text:soft-page-break/></text:p>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histoire personnelle,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 Il apparaît donc nécessaire de mettre en place les bases communes que les joueurs et leur conteur pourront utiliser à tout moment pour résoudre les situations.</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conteur évalue la difficulté de l’action avant que le joueur effectue un test. Plus l’action est dure, plus la difficulté est élevée. Il est impossible de décrire toutes les situations, mais voici un guide rapide qui devrait vous être utile pour savoir comment vous y prendre :</text:p>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Note : Plus le personnage a un score de Caractéristique de base élevée, plus les risques d’un échec critique sont faibles.</text:p>
      <text:p text:style-name="P17"/>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c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Porter une attaque prend tout le tour de jeu.</text:p>
      <text:p text:style-name="P17"><text:tab/></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text:soft-page-break/></text:p>
      <text:p text:style-name="P17"/>
      <text:p text:style-name="P17"><text:tab/><text:span text:style-name="T1">Réaliser 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text:tab/><text:span text:style-name="T1">Réaliser 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text:tab/><text:span text:style-name="T1">Porter une attaque</text:span></text:p>
      <text:p text:style-name="P17">Un personnage qui désire porter une attaque doit effectuer un test pour atteindre sa cible. Le test dépend de l’arme utilisée :</text:p>
      <text:p text:style-name="P17"><text:tab/><text:span text:style-name="T4">- Arme légère ou arme à distance :</text:span> Habileté + Combat</text:p>
      <text:p text:style-name="P17"><text:tab/><text:span text:style-name="T4">- Arme moyenne ou lourde :</text:span> Vigueur + Combat</text:p>
      <text:p text:style-name="P17"><text:tab/><text:span text:style-name="T4">- Cristal :</text:span> Pouvoir + Type du cristal</text:p>
      <text:p text:style-name="P17"/>
      <text:p text:style-name="P17"><text:tab/>Il faut ensuite <text:span text:style-name="T4">comparer ce résultat à la Défense de la cible</text:span>, qui représente sa capacité à éviter les coups ou à en minimiser les effets. La Défense d’un personnage est une valeur fixe, qui est égale à Habileté + Vigueur + Combat du personnage + son bonus d’armure s’il en possède une.</text:p>
      <text:p text:style-name="P17"/>
      <text:p text:style-name="P17"><text:tab/>Certaines armes accordent également un bonus en Défense grâce à leur maniabilité, tandis que d’autres la diminuent au contraire. <text:span text:style-name="T4">Un personnage possédant une Spécialité en Esquive gagne un bonus de +4 à sa Défense contre les armes à distance, tandis qu’une Spécialité en Parade offre ce bonus au corps à corps.</text:span> Un personnage attaqué par surprise n’ajoute pas son score d’Habileté à sa Défense, ni aucun bonus de Spécialité.</text:p>
      <text:p text:style-name="P17"/>
      <text:p text:style-name="P17"><text:tab/>Si le Résultat de combat de l’attaquant dépasse la Défense de son adversaire, il y a une blessure infligée : le nombre de points de dégâts infligés est égal à la différence entre le Résultat de combat de l’attaquant et la Défense de sa cible. Si le résultat est négatif ou égal à zéro, aucune blessure n’est infligée. </text:p>
      <text:p text:style-name="P17"/>
      <text:p text:style-name="P17"/>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text:soft-page-break/></text:p>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8">0</text:p>
          </table:table-cell>
          <table:table-cell table:style-name="Tableau1.B2" office:value-type="float" office:value="0">
            <text:p text:style-name="P38">0</text:p>
          </table:table-cell>
          <table:table-cell table:style-name="Tableau1.A2" office:value-type="string">
            <text:p text:style-name="P38">Temporaires</text:p>
          </table:table-cell>
          <table:table-cell table:style-name="Tableau1.E2" office:value-type="string">
            <text:p text:style-name="P38">Légères</text:p>
          </table:table-cell>
        </table:table-row>
        <table:table-row>
          <table:table-cell table:style-name="Tableau1.A2" office:value-type="string">
            <text:p text:style-name="P38">Lame courte (dague)</text:p>
          </table:table-cell>
          <table:table-cell table:style-name="Tableau1.B2" office:value-type="float" office:value="2">
            <text:p text:style-name="P38">2</text:p>
          </table:table-cell>
          <table:table-cell table:style-name="Tableau1.B2" office:value-type="float" office:value="2">
            <text:p text:style-name="P38">2</text:p>
          </table:table-cell>
          <table:table-cell table:style-name="Tableau1.A2" office:value-type="string">
            <text:p text:style-name="P38">Létaux</text:p>
          </table:table-cell>
          <table:table-cell table:style-name="Tableau1.E2" office:value-type="string">
            <text:p text:style-name="P38">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8">4</text:p>
          </table:table-cell>
          <table:table-cell table:style-name="Tableau1.B2" office:value-type="float" office:value="0">
            <text:p text:style-name="P38">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8">6</text:p>
          </table:table-cell>
          <table:table-cell table:style-name="Tableau1.B2" office:value-type="float" office:value="-2">
            <text:p text:style-name="P38">-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8">3</text:p>
          </table:table-cell>
          <table:table-cell table:style-name="Tableau1.B2" office:value-type="float" office:value="1">
            <text:p text:style-name="P38">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8">2</text:p>
          </table:table-cell>
          <table:table-cell table:style-name="Tableau1.B2" office:value-type="float" office:value="2">
            <text:p text:style-name="P38">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c</text:p>
          </table:table-cell>
          <table:table-cell table:style-name="Tableau3.B2" office:value-type="float" office:value="2">
            <text:p text:style-name="P38">2</text:p>
          </table:table-cell>
          <table:table-cell table:style-name="Tableau3.B2" office:value-type="float" office:value="1">
            <text:p text:style-name="P38">1</text:p>
          </table:table-cell>
          <table:table-cell table:style-name="Tableau3.A2" office:value-type="string">
            <text:p text:style-name="P38">Déplacement</text:p>
          </table:table-cell>
          <table:table-cell table:style-name="Tableau3.A2" office:value-type="string">
            <text:p text:style-name="P38">25m</text:p>
          </table:table-cell>
          <table:table-cell table:style-name="Tableau3.F2" office:value-type="string">
            <text:p text:style-name="P38">Létaux</text:p>
          </table:table-cell>
        </table:table-row>
        <table:table-row>
          <table:table-cell table:style-name="Tableau3.A2" office:value-type="string">
            <text:p text:style-name="P38">Arbalète</text:p>
          </table:table-cell>
          <table:table-cell table:style-name="Tableau3.B2" office:value-type="float" office:value="4">
            <text:p text:style-name="P38">4</text:p>
          </table:table-cell>
          <table:table-cell table:style-name="Tableau3.B2" office:value-type="float" office:value="1">
            <text:p text:style-name="P38">1</text:p>
          </table:table-cell>
          <table:table-cell table:style-name="Tableau3.A2" office:value-type="string">
            <text:p text:style-name="P38">Action</text:p>
          </table:table-cell>
          <table:table-cell table:style-name="Tableau3.A2" office:value-type="string">
            <text:p text:style-name="P38">35m</text:p>
          </table:table-cell>
          <table:table-cell table:style-name="Tableau3.F2" office:value-type="string">
            <text:p text:style-name="P38">Létaux</text:p>
          </table:table-cell>
        </table:table-row>
        <table:table-row>
          <table:table-cell table:style-name="Tableau3.A2" office:value-type="string">
            <text:p text:style-name="P16">Fronde</text:p>
          </table:table-cell>
          <table:table-cell table:style-name="Tableau3.B2" office:value-type="float" office:value="0">
            <text:p text:style-name="P38">0</text:p>
          </table:table-cell>
          <table:table-cell table:style-name="Tableau3.B2" office:value-type="float" office:value="1">
            <text:p text:style-name="P38">1</text:p>
          </table:table-cell>
          <table:table-cell table:style-name="Tableau3.A2" office:value-type="string">
            <text:p text:style-name="P16">Rapide</text:p>
          </table:table-cell>
          <table:table-cell table:style-name="Tableau3.A2" office:value-type="string">
            <text:p text:style-name="P16">10m</text:p>
          </table:table-cell>
          <table:table-cell table:style-name="Tableau3.F2" office:value-type="string">
            <text:p text:style-name="P38">Létaux</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8">2</text:p>
          </table:table-cell>
          <table:table-cell table:style-name="Tableau3.B2" office:value-type="float" office:value="1">
            <text:p text:style-name="P38">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8">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8">4</text:p>
          </table:table-cell>
          <table:table-cell table:style-name="Tableau3.A2" office:value-type="string">
            <text:p text:style-name="P38">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8">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8">6</text:p>
          </table:table-cell>
          <table:table-cell table:style-name="Tableau3.B2" office:value-type="float" office:value="2">
            <text:p text:style-name="P38">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8">Létaux</text:p>
          </table:table-cell>
        </table:table-row>
      </table:table>
      <text:p text:style-name="P17"/>
      <text:p text:style-name="P17"/>
      <text:p text:style-name="P17"/>
      <text:p text:style-name="P17"><text:soft-page-break/></text:p>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ext:p text:style-name="P2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8">2</text:p>
          </table:table-cell>
          <table:table-cell table:style-name="Tableau4.A2" office:value-type="string">
            <text:p text:style-name="P38">Normale</text:p>
          </table:table-cell>
          <table:table-cell table:style-name="Tableau4.B2" office:value-type="float" office:value="0">
            <text:p text:style-name="P38">0</text:p>
          </table:table-cell>
          <table:table-cell table:style-name="Tableau4.E2" office:value-type="float" office:value="1">
            <text:p text:style-name="P38">1</text:p>
          </table:table-cell>
        </table:table-row>
        <table:table-row>
          <table:table-cell table:style-name="Tableau4.A2" office:value-type="string">
            <text:p text:style-name="P38">Armure légère (cuir, cotte de mailles)</text:p>
          </table:table-cell>
          <table:table-cell table:style-name="Tableau4.B2" office:value-type="float" office:value="4">
            <text:p text:style-name="P38">4</text:p>
          </table:table-cell>
          <table:table-cell table:style-name="Tableau4.A2" office:value-type="string">
            <text:p text:style-name="P38">Normale</text:p>
          </table:table-cell>
          <table:table-cell table:style-name="Tableau4.B2" office:value-type="float" office:value="-2">
            <text:p text:style-name="P38">-2</text:p>
          </table:table-cell>
          <table:table-cell table:style-name="Tableau4.E2" office:value-type="float" office:value="2">
            <text:p text:style-name="P38">2</text:p>
          </table:table-cell>
        </table:table-row>
        <table:table-row>
          <table:table-cell table:style-name="Tableau4.A2" office:value-type="string">
            <text:p text:style-name="P38">Armure lourde (cuirasse, armure complète)</text:p>
          </table:table-cell>
          <table:table-cell table:style-name="Tableau4.B2" office:value-type="float" office:value="6">
            <text:p text:style-name="P38">6</text:p>
          </table:table-cell>
          <table:table-cell table:style-name="Tableau4.A2" office:value-type="string">
            <text:p text:style-name="P38">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8">2</text:p>
          </table:table-cell>
          <table:table-cell table:style-name="Tableau4.A2" office:value-type="string">
            <text:p text:style-name="P38">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text:tab/>Chaque <text:span text:style-name="T4">personnage gagne des points d’expérience</text:span> selon les critères suivants :</text:p>
      <text:p text:style-name="P17"><text:tab/>- 1 point pour avoir été présent.</text:p>
      <text:p text:style-name="P17"><text:tab/>- 1 point pour avoir eu une idée intelligente, un bon plan au bon moment qui a véritablement été utile au groupe.</text:p>
      <text:p text:style-name="P17"><text:tab/>- 1 point si un danger important a été surmonté au cours de la séance.</text:p>
      <text:p text:style-name="P17"><text:tab/>- 1 point si le joueur a joué son héros de façon mémorable, en prenant une décision difficile mais conforme au caractère de son personnage, par exemple.</text:p>
      <text:p text:style-name="P17"><text:tab/>- 1 point si l'aventure a été terminée au cours de la séance.</text:p>
      <text:p text:style-name="P17"/>
      <text:p text:style-name="P17"><text:tab/>Ces points s’accumulent au cours du jeu, et peuvent être dépensés avant de com<text:span text:style-name="T5">mencer une nouvelle séance pour améliorer les capacités du personnage :</text:span></text:p>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2">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Segoe UI Light" svg:font-family="'Segoe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7</text:page-number></text:p>
      </style:footer>
      <style:footer-left>
        <text:p text:style-name="MP1"><text:page-number text:select-page="current">3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19T09:32:46.21</dc:date>
    <meta:editing-duration>P1DT1H16M22S</meta:editing-duration>
    <meta:editing-cycles>229</meta:editing-cycles>
    <meta:generator>OpenOffice/4.1.3$Win32 OpenOffice.org_project/413m1$Build-9783</meta:generator>
    <meta:document-statistic meta:table-count="6" meta:image-count="0" meta:object-count="0" meta:page-count="38" meta:paragraph-count="896" meta:word-count="12822" meta:character-count="81859"/>
  </office:meta>
</office:document-meta>
</file>